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Clark</text:p>
          </table:table-cell>
          <table:table-cell table:style-name="ce1" office:value-type="string" calcext:value-type="string">
            <text:p>Type Tagger 1</text:p>
          </table:table-cell>
          <table:table-cell table:style-name="ce1" office:value-type="string" calcext:value-type="string">
            <text:p>Type Tagger 2</text:p>
          </table:table-cell>
          <table:table-cell table:style-name="ce1" office:value-type="string" calcext:value-type="string">
            <text:p>Type Tagger 3</text:p>
          </table:table-cell>
        </table:table-row>
        <table:table-row table:style-name="ro1">
          <table:table-cell office:value-type="string" calcext:value-type="string">
            <text:p>Arabic</text:p>
          </table:table-cell>
          <table:table-cell office:value-type="string" calcext:value-type="string">
            <text:p>3.8748954223411047</text:p>
          </table:table-cell>
          <table:table-cell/>
          <table:table-cell office:value-type="string" calcext:value-type="string">
            <text:p>4.1831296828662925</text:p>
          </table:table-cell>
          <table:table-cell office:value-type="string" calcext:value-type="string">
            <text:p>4.084148769399375</text:p>
          </table:table-cell>
          <table:table-cell office:value-type="float" office:value="3.77215173577069" calcext:value-type="float">
            <text:p>3.7721517358</text:p>
          </table:table-cell>
        </table:table-row>
        <table:table-row table:style-name="ro1">
          <table:table-cell office:value-type="string" calcext:value-type="string">
            <text:p>Br. Portuguese</text:p>
          </table:table-cell>
          <table:table-cell office:value-type="string" calcext:value-type="string">
            <text:p>3.361088667728062</text:p>
          </table:table-cell>
          <table:table-cell/>
          <table:table-cell office:value-type="string" calcext:value-type="string">
            <text:p>3.839959901114634</text:p>
          </table:table-cell>
          <table:table-cell office:value-type="string" calcext:value-type="string">
            <text:p>3.807131435011326</text:p>
          </table:table-cell>
          <table:table-cell office:value-type="float" office:value="3.69159901063303" calcext:value-type="float">
            <text:p>3.6915990106</text:p>
          </table:table-cell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3.250289970325318</text:p>
          </table:table-cell>
          <table:table-cell/>
          <table:table-cell office:value-type="string" calcext:value-type="string">
            <text:p>3.231123443746816</text:p>
          </table:table-cell>
          <table:table-cell office:value-type="string" calcext:value-type="string">
            <text:p>2.9235204333285933</text:p>
          </table:table-cell>
          <table:table-cell office:value-type="float" office:value="2.76636683865388" calcext:value-type="float">
            <text:p>2.7663668387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3.9849597040684213</text:p>
          </table:table-cell>
          <table:table-cell/>
          <table:table-cell office:value-type="string" calcext:value-type="string">
            <text:p>4.2647463375309576</text:p>
          </table:table-cell>
          <table:table-cell office:value-type="string" calcext:value-type="string">
            <text:p>4.063552726031095</text:p>
          </table:table-cell>
          <table:table-cell office:value-type="float" office:value="3.55966950511013" calcext:value-type="float">
            <text:p>3.5596695051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3.46168324389837</text:p>
          </table:table-cell>
          <table:table-cell/>
          <table:table-cell office:value-type="string" calcext:value-type="string">
            <text:p>3.440070403912043</text:p>
          </table:table-cell>
          <table:table-cell office:value-type="string" calcext:value-type="string">
            <text:p>3.340256470374734</text:p>
          </table:table-cell>
          <table:table-cell office:value-type="float" office:value="3.12471270611243" calcext:value-type="float">
            <text:p>3.1247127061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3.237809184980296</text:p>
          </table:table-cell>
          <table:table-cell/>
          <table:table-cell office:value-type="string" calcext:value-type="string">
            <text:p>3.5193503606958974</text:p>
          </table:table-cell>
          <table:table-cell office:value-type="string" calcext:value-type="string">
            <text:p>3.1688336059896893</text:p>
          </table:table-cell>
          <table:table-cell office:value-type="float" office:value="2.97491097227663" calcext:value-type="float">
            <text:p>2.9749109723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3.9842467859279864</text:p>
          </table:table-cell>
          <table:table-cell/>
          <table:table-cell office:value-type="string" calcext:value-type="string">
            <text:p>4.078616763724345</text:p>
          </table:table-cell>
          <table:table-cell office:value-type="string" calcext:value-type="string">
            <text:p>3.7051494511849707</text:p>
          </table:table-cell>
          <table:table-cell office:value-type="float" office:value="3.33509279442923" calcext:value-type="float">
            <text:p>3.3350927944</text:p>
          </table:table-cell>
        </table:table-row>
        <table:table-row table:style-name="ro1">
          <table:table-cell office:value-type="string" calcext:value-type="string">
            <text:p>Hindi</text:p>
          </table:table-cell>
          <table:table-cell office:value-type="string" calcext:value-type="string">
            <text:p>3.4264209269339467</text:p>
          </table:table-cell>
          <table:table-cell/>
          <table:table-cell office:value-type="string" calcext:value-type="string">
            <text:p>3.4050097787220563</text:p>
          </table:table-cell>
          <table:table-cell office:value-type="string" calcext:value-type="string">
            <text:p>3.476956979224493</text:p>
          </table:table-cell>
          <table:table-cell office:value-type="float" office:value="3.2141467914524" calcext:value-type="float">
            <text:p>3.2141467915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3.404447944778462</text:p>
          </table:table-cell>
          <table:table-cell/>
          <table:table-cell office:value-type="string" calcext:value-type="string">
            <text:p>3.70672627417381</text:p>
          </table:table-cell>
          <table:table-cell office:value-type="string" calcext:value-type="string">
            <text:p>3.4930793335265102</text:p>
          </table:table-cell>
          <table:table-cell office:value-type="float" office:value="3.38897251810347" calcext:value-type="float">
            <text:p>3.3889725181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string" calcext:value-type="string">
            <text:p>3.552421874670052</text:p>
          </table:table-cell>
          <table:table-cell/>
          <table:table-cell office:value-type="string" calcext:value-type="string">
            <text:p>3.795326947134182</text:p>
          </table:table-cell>
          <table:table-cell office:value-type="string" calcext:value-type="string">
            <text:p>3.3060509435222305</text:p>
          </table:table-cell>
          <table:table-cell office:value-type="float" office:value="3.13569793585004" calcext:value-type="float">
            <text:p>3.1356979359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string" calcext:value-type="string">
            <text:p>3.428111781157353</text:p>
          </table:table-cell>
          <table:table-cell/>
          <table:table-cell office:value-type="string" calcext:value-type="string">
            <text:p>3.6709738422581677</text:p>
          </table:table-cell>
          <table:table-cell office:value-type="string" calcext:value-type="string">
            <text:p>3.342477673341027</text:p>
          </table:table-cell>
          <table:table-cell office:value-type="float" office:value="3.16980208921506" calcext:value-type="float">
            <text:p>3.1698020892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string" calcext:value-type="string">
            <text:p>4.102153239634608</text:p>
          </table:table-cell>
          <table:table-cell/>
          <table:table-cell office:value-type="string" calcext:value-type="string">
            <text:p>4.684273103819929</text:p>
          </table:table-cell>
          <table:table-cell office:value-type="string" calcext:value-type="string">
            <text:p>4.398460952551741</text:p>
          </table:table-cell>
          <table:table-cell office:value-type="float" office:value="3.60328675495594" calcext:value-type="float">
            <text:p>3.603286755</text:p>
          </table:table-cell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4.167981581475405</text:p>
          </table:table-cell>
          <table:table-cell/>
          <table:table-cell office:value-type="string" calcext:value-type="string">
            <text:p>4.394511778809132</text:p>
          </table:table-cell>
          <table:table-cell office:value-type="string" calcext:value-type="string">
            <text:p>4.107267247377953</text:p>
          </table:table-cell>
          <table:table-cell office:value-type="float" office:value="3.44129741327767" calcext:value-type="float">
            <text:p>3.4412974133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string" calcext:value-type="string">
            <text:p>3.2927704878767257</text:p>
          </table:table-cell>
          <table:table-cell/>
          <table:table-cell office:value-type="string" calcext:value-type="string">
            <text:p>3.5000244797457194</text:p>
          </table:table-cell>
          <table:table-cell office:value-type="string" calcext:value-type="string">
            <text:p>3.0955420565486302</text:p>
          </table:table-cell>
          <table:table-cell office:value-type="float" office:value="3.16360854301104" calcext:value-type="float">
            <text:p>3.163608543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2" table:formula="of:=([.B2]+[.B3]+[.B4]+[.B5]+[.B6]+[.B7]+[.B8]+[.B9]+[.B10]+[.B11]+[.B12]+[.B13]+[.B14]+[.B15])/14" office:value-type="float" office:value="3.60923434398544" calcext:value-type="float">
            <text:p>3.609234344</text:p>
          </table:table-cell>
          <table:table-cell/>
          <table:table-cell table:style-name="ce2" table:formula="of:=([.D2]+[.D3]+[.D4]+[.D5]+[.D6]+[.D7]+[.D8]+[.D9]+[.D10]+[.D11]+[.D12]+[.D13]+[.D14]+[.D15])/14" office:value-type="float" office:value="3.83670307844671" calcext:value-type="float">
            <text:p>3.8367030784</text:p>
          </table:table-cell>
          <table:table-cell table:formula="of:=([.E2]+[.E3]+[.E4]+[.E5]+[.E6]+[.E7]+[.E8]+[.E9]+[.E10]+[.E11]+[.E12]+[.E13]+[.E14]+[.E15])/14" office:value-type="float" office:value="3.59374486267231" calcext:value-type="float">
            <text:p>3.5937448627</text:p>
          </table:table-cell>
          <table:table-cell table:formula="of:=([.F2]+[.F3]+[.F4]+[.F5]+[.F6]+[.F7]+[.F8]+[.F9]+[.F10]+[.F11]+[.F12]+[.F13]+[.F14]+[.F15])/14" office:value-type="float" office:value="3.31009397206083" calcext:value-type="float">
            <text:p>3.3100939721</text:p>
          </table:table-cell>
        </table:table-row>
        <table:table-row table:style-name="ro1">
          <table:table-cell office:value-type="string" calcext:value-type="string">
            <text:p>Standard dev.</text:p>
          </table:table-cell>
          <table:table-cell table:style-name="ce2" table:formula="of:=SQRT((([.B2]-[.B16])^2+([.B3]-[.B16])^2+([.B4]-[.B16])^2+([.B5]-[.B16])^2+([.B6]-[.B16])^2+([.B7]-[.B16])^2+([.B8]-[.B16])^2+([.B9]-[.B16])^2+([.B10]-[.B16])^2+([.B11]-[.B16])^2+([.B12]-[.B16])^2+([.B13]-[.B16])^2+([.B14]-[.B16])^2+([.B15]-[.B16])^2)/14)" office:value-type="float" office:value="0.323952503329012" calcext:value-type="float">
            <text:p>0.3239525033</text:p>
          </table:table-cell>
          <table:table-cell/>
          <table:table-cell table:formula="of:=SQRT((([.D2]-[.D16])^2+([.D3]-[.D16])^2+([.D4]-[.D16])^2+([.D5]-[.D16])^2+([.D6]-[.D16])^2+([.D7]-[.D16])^2+([.D8]-[.D16])^2+([.D9]-[.D16])^2+([.D10]-[.D16])^2+([.D11]-[.D16])^2+([.D12]-[.D16])^2+([.D13]-[.D16])^2+([.D14]-[.D16])^2+([.D15]-[.D16])^2)/14)" office:value-type="float" office:value="0.410733785301369" calcext:value-type="float">
            <text:p>0.4107337853</text:p>
          </table:table-cell>
          <table:table-cell table:formula="of:=SQRT((([.E2]-[.E16])^2+([.E3]-[.E16])^2+([.E4]-[.E16])^2+([.E5]-[.E16])^2+([.E6]-[.E16])^2+([.E7]-[.E16])^2+([.E8]-[.E16])^2+([.E9]-[.E16])^2+([.E10]-[.E16])^2+([.E11]-[.E16])^2+([.E12]-[.E16])^2+([.E13]-[.E16])^2+([.E14]-[.E16])^2+([.E15]-[.E16])^2)/14)" office:value-type="float" office:value="0.426138992209654" calcext:value-type="float">
            <text:p>0.4261389922</text:p>
          </table:table-cell>
          <table:table-cell table:formula="of:=SQRT((([.F2]-[.F16])^2+([.F3]-[.F16])^2+([.F4]-[.F16])^2+([.F5]-[.F16])^2+([.F6]-[.F16])^2+([.F7]-[.F16])^2+([.F8]-[.F16])^2+([.F9]-[.F16])^2+([.F10]-[.F16])^2+([.F11]-[.F16])^2+([.F12]-[.F16])^2+([.F13]-[.F16])^2+([.F14]-[.F16])^2+([.F15]-[.F16])^2)/14)" office:value-type="float" office:value="0.274443231206755" calcext:value-type="float">
            <text:p>0.27444323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currency-style style:name="N101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01P0"/>
    </number:currency-style>
    <number:currency-style style:name="N102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2P0"/>
    </number:currency-style>
    <number:currency-style style:name="N103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03P0"/>
    </number:currency-style>
    <number:currency-style style:name="N104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4P0"/>
    </number:currency-style>
    <number:currency-style style:name="N105P0" style:volatile="true"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  <number:text>-</number:text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5:53:51.076535187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4:04:13.646333013</meta:creation-date>
    <meta:generator>LibreOffice/5.1.6.2$Linux_X86_64 LibreOffice_project/10m0$Build-2</meta:generator>
    <dc:date>2017-03-03T19:17:32.492844399</dc:date>
    <meta:editing-duration>PT3H6M41S</meta:editing-duration>
    <meta:editing-cycles>7</meta:editing-cycles>
    <meta:document-statistic meta:table-count="1" meta:cell-count="86" meta:object-count="0"/>
  </office:meta>
</office:document-meta>
</file>